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"/>
    <style:style style:name="P2" style:family="paragraph" style:parent-style-name="Standard" style:list-style-name="WW8Num2"/>
    <style:style style:name="P3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left="0.3in" fo:margin-right="0in" fo:text-indent="0in" style:auto-text-inden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posal for Haskell Homework Option</text:p>
      <text:p text:style-name="Standard">By Owen Meyer</text:p>
      <text:p text:style-name="Standard">October 9, 2012</text:p>
      <text:p text:style-name="Standard"/>
      <text:p text:style-name="Standard">Goal: To obtain credit for coursework in Haskell programming for the Fall 2012 Computability Program. </text:p>
      <text:p text:style-name="Standard"/>
      <text:p text:style-name="Standard">Method: I will complete the following studies in Haskell and submit them to Dr. Neal Nelson for review and critique. </text:p>
      <text:p text:style-name="Standard"/>
      <text:list xml:id="list37355544" text:style-name="WW8Num1">
        <text:list-item>
          <text:p text:style-name="P1">Paralleling the C-Lite compiler project using Haskell. </text:p>
        </text:list-item>
        <text:list-item>
          <text:p text:style-name="P1">Using system outlined by Erik Meijer and Graham Hutton, design a recursive descent parser for the C-Lite grammar to convert strings of C-Lite into abstract syntax.</text:p>
        </text:list-item>
        <text:list-item>
          <text:p text:style-name="P1"><text:s/>Design an abstract syntax in Haskell for C-Lite.</text:p>
        </text:list-item>
        <text:list-item>
          <text:p text:style-name="P1"><text:s/>Write an algorithm in Haskell to type a C-Lite parse tree.</text:p>
        </text:list-item>
      </text:list>
      <text:p text:style-name="P4"/>
      <text:p text:style-name="Standard">Presentation: Upon request of Dr Neal Nelson I will present my work to the class in the format of his choosing. </text:p>
      <text:p text:style-name="Standard"/>
      <text:p text:style-name="Standard">Additional Options: </text:p>
      <text:p text:style-name="Standard"/>
      <text:list xml:id="list37363714" text:style-name="WW8Num2">
        <text:list-item>
          <text:p text:style-name="P2">Implement NFA’s in Haskell following the Thompson Paper </text:p>
          <text:list>
            <text:list-item>
              <text:p text:style-name="P2">Note: I have already begun implementing a set library from scratch using trees rather than lists as an exercise, though I assume it is a less efficient approach.</text:p>
            </text:list-item>
          </text:list>
        </text:list-item>
        <text:list-item>
          <text:p text:style-name="P2">Take a look at Open GL in Haskel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posal for Haskell Homework Option</dc:title>
    <meta:initial-creator>Nicole Grant</meta:initial-creator>
    <meta:creation-date>2012-10-09T15:09:00</meta:creation-date>
    <dc:creator>owen meyer</dc:creator>
    <dc:date>2012-10-09T23:14:23.85</dc:date>
    <meta:editing-cycles>3</meta:editing-cycles>
    <meta:editing-duration>PT6H29M40S</meta:editing-duration>
    <meta:generator>OpenOffice.org/3.3$Win32 OpenOffice.org_project/330m20$Build-9567</meta:generator>
    <meta:document-statistic meta:table-count="0" meta:image-count="0" meta:object-count="0" meta:page-count="1" meta:paragraph-count="14" meta:word-count="172" meta:character-count="999"/>
  </office:meta>
</office:document-meta>
</file>